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9b92" officeooo:paragraph-rsid="000b9b92"/>
    </style:style>
    <style:style style:name="P2" style:family="paragraph" style:parent-style-name="Standard">
      <style:paragraph-properties fo:text-align="justify" style:justify-single-word="false"/>
      <style:text-properties officeooo:rsid="000b9b92" officeooo:paragraph-rsid="000c67d4"/>
    </style:style>
    <style:style style:name="P3" style:family="paragraph" style:parent-style-name="Standard">
      <style:paragraph-properties fo:text-align="justify" style:justify-single-word="false"/>
      <style:text-properties fo:font-weight="bold" officeooo:rsid="000b9b92" officeooo:paragraph-rsid="000b9b92" style:font-weight-asian="bold" style:font-weight-complex="bold"/>
    </style:style>
    <style:style style:name="P4" style:family="paragraph" style:parent-style-name="Standard">
      <style:paragraph-properties fo:text-align="justify" style:justify-single-word="false">
        <style:tab-stops>
          <style:tab-stop style:position="14.573cm"/>
        </style:tab-stops>
      </style:paragraph-properties>
      <style:text-properties fo:font-weight="bold" officeooo:rsid="000b9b92" officeooo:paragraph-rsid="000b9b92" style:font-weight-asian="bold" style:font-weight-complex="bold"/>
    </style:style>
    <style:style style:name="P5" style:family="paragraph" style:parent-style-name="Standard">
      <style:paragraph-properties fo:text-align="justify" style:justify-single-word="false">
        <style:tab-stops>
          <style:tab-stop style:position="14.573cm"/>
        </style:tab-stops>
      </style:paragraph-properties>
      <style:text-properties fo:font-weight="bold" officeooo:rsid="000b9b92" officeooo:paragraph-rsid="000c67d4" style:font-weight-asian="bold" style:font-weight-complex="bold"/>
    </style:style>
    <style:style style:name="P6" style:family="paragraph" style:parent-style-name="Standard">
      <style:paragraph-properties fo:text-align="justify" style:justify-single-word="false"/>
      <style:text-properties fo:font-weight="bold" officeooo:rsid="000b9b92" officeooo:paragraph-rsid="000c67d4" style:font-weight-asian="bold" style:font-weight-complex="bold"/>
    </style:style>
    <style:style style:name="P7" style:family="paragraph" style:parent-style-name="Standard" style:list-style-name="L1">
      <style:paragraph-properties fo:text-align="justify" style:justify-single-word="false"/>
      <style:text-properties officeooo:rsid="000bed64" officeooo:paragraph-rsid="000bed64"/>
    </style:style>
    <style:style style:name="P8" style:family="paragraph" style:parent-style-name="Standard" style:list-style-name="L1">
      <style:paragraph-properties fo:text-align="justify" style:justify-single-word="false"/>
      <style:text-properties officeooo:rsid="000bed64" officeooo:paragraph-rsid="000c67d4"/>
    </style:style>
    <style:style style:name="P9" style:family="paragraph" style:parent-style-name="Standard">
      <style:paragraph-properties fo:text-align="justify" style:justify-single-word="false"/>
      <style:text-properties officeooo:rsid="000bed64" officeooo:paragraph-rsid="000bed64"/>
    </style:style>
    <style:style style:name="P10" style:family="paragraph" style:parent-style-name="Standard">
      <style:paragraph-properties fo:text-align="justify" style:justify-single-word="false"/>
      <style:text-properties officeooo:rsid="000bed64" officeooo:paragraph-rsid="000c67d4"/>
    </style:style>
    <style:style style:name="P11" style:family="paragraph" style:parent-style-name="Standard" style:list-style-name="L1">
      <style:paragraph-properties fo:text-align="justify" style:justify-single-word="false"/>
      <style:text-properties officeooo:paragraph-rsid="000b9b92"/>
    </style:style>
    <style:style style:name="P12" style:family="paragraph" style:parent-style-name="Standard" style:list-style-name="L1">
      <style:paragraph-properties fo:text-align="justify" style:justify-single-word="false"/>
      <style:text-properties officeooo:paragraph-rsid="000c67d4"/>
    </style:style>
    <style:style style:name="T1" style:family="text">
      <style:text-properties officeooo:rsid="000b9b92"/>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ego para usar las tablas. Guerra de multiplicaciones</text:p>
      <text:p text:style-name="P1"/>
      <text:p text:style-name="P1"><text:span text:style-name="T2">MATERIALES</text:span>:</text:p>
      <text:p text:style-name="P1">1 mazo de cartas españolas hasta el 10.</text:p>
      <text:p text:style-name="P1"/>
      <text:p text:style-name="P4">CÓMO SE JUEGA:</text:p>
      <text:p text:style-name="P1">El objetivo del juego es obtener la mayor cantidad de puntos.</text:p>
      <text:p text:style-name="P1"/>
      <text:list xml:id="list797557750487089013" text:style-name="L1">
        <text:list-item>
          <text:p text:style-name="P11"><text:span text:style-name="T1">Se juega de a dos jugadores.</text:span></text:p>
        </text:list-item>
        <text:list-item>
          <text:p text:style-name="P11"><text:span text:style-name="T1">Se mezclan las cartas y se reparten entre los jugadores, y cada uno forma una pila con las que le tocaron.</text:span></text:p>
        </text:list-item>
        <text:list-item>
          <text:p text:style-name="P11"><text:span text:style-name="T1">Los jugadores dan vuelta al mismo tiempo la carta de arriba de su pila y el jugador que tiene el turno dice el resultado de la multiplicación de los números de las dos cartas en juego. Si para eso consultó la tabla pitagórica, su respuesta vale un punto. Si no consultó la tabla, su respuesta vale dos. Si la respuesta fue incorrecta, no anota punto. Las cartas usadas se descartan. El juego termina cuando se acaba el mazo de cada uno.</text:span></text:p>
        </text:list-item>
        <text:list-item>
          <text:p text:style-name="P7">Gana el que obtiene mayor puntaje.</text:p>
        </text:list-item>
      </text:list>
      <text:p text:style-name="P9"/>
      <text:p text:style-name="P6">Juego para usar las tablas. Guerra de multiplicaciones</text:p>
      <text:p text:style-name="P2"/>
      <text:p text:style-name="P2"><text:span text:style-name="T2">MATERIALES</text:span>:</text:p>
      <text:p text:style-name="P2">1 mazo de cartas españolas hasta el 10.</text:p>
      <text:p text:style-name="P2"/>
      <text:p text:style-name="P5">CÓMO SE JUEGA:</text:p>
      <text:p text:style-name="P2">El objetivo del juego es obtener la mayor cantidad de puntos.</text:p>
      <text:p text:style-name="P2"/>
      <text:list xml:id="list64619305539950" text:continue-numbering="true" text:style-name="L1">
        <text:list-item>
          <text:p text:style-name="P12"><text:span text:style-name="T1">Se juega de a dos jugadores.</text:span></text:p>
        </text:list-item>
        <text:list-item>
          <text:p text:style-name="P12"><text:span text:style-name="T1">Se mezclan las cartas y se reparten entre los jugadores, y cada uno forma una pila con las que le tocaron.</text:span></text:p>
        </text:list-item>
        <text:list-item>
          <text:p text:style-name="P12"><text:span text:style-name="T1">Los jugadores dan vuelta al mismo tiempo la carta de arriba de su pila y el jugador que tiene el turno dice el resultado de la multiplicación de los números de las dos cartas en juego. Si para eso consultó la tabla pitagórica, su respuesta vale un punto. Si no consultó la tabla, su respuesta vale dos. Si la respuesta fue incorrecta, no anota punto. Las cartas usadas se descartan. El juego termina cuando se acaba el mazo de cada uno.</text:span></text:p>
        </text:list-item>
        <text:list-item>
          <text:p text:style-name="P8">Gana el que obtiene mayor puntaje.</text:p>
        </text:list-item>
      </text:list>
      <text:p text:style-name="P10"/>
      <text:p text:style-name="P6">Juego para usar las tablas. Guerra de multiplicaciones</text:p>
      <text:p text:style-name="P2"/>
      <text:p text:style-name="P2"><text:span text:style-name="T2">MATERIALES</text:span>:</text:p>
      <text:p text:style-name="P2">1 mazo de cartas españolas hasta el 10.</text:p>
      <text:p text:style-name="P2"/>
      <text:p text:style-name="P5">CÓMO SE JUEGA:</text:p>
      <text:p text:style-name="P2">El objetivo del juego es obtener la mayor cantidad de puntos.</text:p>
      <text:p text:style-name="P2"/>
      <text:list xml:id="list64619198293604" text:continue-numbering="true" text:style-name="L1">
        <text:list-item>
          <text:p text:style-name="P12"><text:span text:style-name="T1">Se juega de a dos jugadores.</text:span></text:p>
        </text:list-item>
        <text:list-item>
          <text:p text:style-name="P12"><text:span text:style-name="T1">Se mezclan las cartas y se reparten entre los jugadores, y cada uno forma una pila con las que le tocaron.</text:span></text:p>
        </text:list-item>
        <text:list-item>
          <text:p text:style-name="P12"><text:span text:style-name="T1">Los jugadores dan vuelta al mismo tiempo la carta de arriba de su pila y el jugador que tiene el turno dice el resultado de la multiplicación de los números de las dos cartas en juego. Si para eso consultó la tabla pitagórica, su respuesta vale un punto. Si no consultó la tabla, su respuesta vale dos. Si la respuesta fue incorrecta, no anota punto. Las cartas usadas se descartan. El juego termina cuando se acaba el mazo de cada uno.</text:span></text:p>
        </text:list-item>
        <text:list-item>
          <text:p text:style-name="P8">Gana el que obtiene mayor puntaj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5.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6:39:24.889795236</meta:creation-date>
    <dc:date>2018-04-03T06:46:18.336936182</dc:date>
    <meta:editing-duration>PT6M52S</meta:editing-duration>
    <meta:editing-cycles>3</meta:editing-cycles>
    <meta:generator>LibreOffice/5.1.6.2$Linux_X86_64 LibreOffice_project/10m0$Build-2</meta:generator>
    <meta:document-statistic meta:table-count="0" meta:image-count="0" meta:object-count="0" meta:page-count="1" meta:paragraph-count="27" meta:word-count="447" meta:character-count="2361" meta:non-whitespace-character-count="1953"/>
  </office:meta>
</office:document-meta>
</file>